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9"><text:span text:style-name="T12">TOTAL : </text:span>7h</text:p>
      <text:p text:style-name="P5"/>
      <text:p text:style-name="P7">Vendredi 02 juin</text:p>
      <text:p text:style-name="P7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10">13h23-<text:span text:style-name="T11">17h30 : Changement de style presque terminé et optimisation du chargement des images avec compression presque finie</text:span></text:p>
      <text:p text:style-name="P10"/>
      <text:p text:style-name="P11"><text:span text:style-name="T12">TOTAL : </text:span>7h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2T17:32:04.593653826</dc:date>
    <meta:editing-duration>P1DT4H58M19S</meta:editing-duration>
    <meta:editing-cycles>166</meta:editing-cycles>
    <meta:generator>LibreOffice/7.3.7.2$Linux_X86_64 LibreOffice_project/30$Build-2</meta:generator>
    <meta:document-statistic meta:table-count="0" meta:image-count="0" meta:object-count="0" meta:page-count="1" meta:paragraph-count="9" meta:word-count="89" meta:character-count="572" meta:non-whitespace-character-count="491"/>
  </office:meta>
</office:document-meta>
</file>